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80000026957B56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275cm" svg:y="1.088cm" svg:width="20.653cm" svg:height="14.093cm" draw:z-index="0"><draw:image xlink:href="Pictures/10000001000003880000026957B56D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4:34:51.509000000</meta:creation-date>
    <meta:print-date>2024-10-30T14:47:37.797000000</meta:print-date>
    <meta:printed-by>Archivos PDF</meta:printed-by>
    <dc:date>2024-10-30T14:47:46.450000000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Windows_X86_64 LibreOffice_project/433d9c2ded56988e8a90e6b2e771ee4e6a5ab2ba</meta:generator>
  </office:meta>
</office:document-meta>
</file>